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c2f7f" officeooo:paragraph-rsid="000c2f7f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c2f7f" officeooo:paragraph-rsid="000c2f7f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c2f7f" officeooo:paragraph-rsid="000c2f7f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c2f7f" officeooo:paragraph-rsid="000d9e23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c2f7f" officeooo:paragraph-rsid="000e7242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eedc3" officeooo:paragraph-rsid="000eedc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f18d3" officeooo:paragraph-rsid="000f18d3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eedc3" officeooo:paragraph-rsid="000eedc3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0fc9f" officeooo:paragraph-rsid="0010fc9f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f18d3" officeooo:paragraph-rsid="000f18d3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c2f7f" officeooo:paragraph-rsid="000c2f7f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17d64" officeooo:paragraph-rsid="00117d64" style:font-size-asian="13.1000003814697pt" style:font-weight-asian="normal" style:font-size-complex="15pt" style:font-weight-complex="normal"/>
    </style:style>
    <style:style style:name="T1" style:family="text">
      <style:text-properties officeooo:rsid="000d9e23"/>
    </style:style>
    <style:style style:name="T2" style:family="text">
      <style:text-properties officeooo:rsid="000e7242"/>
    </style:style>
    <style:style style:name="T3" style:family="text">
      <style:text-properties officeooo:rsid="0011b082"/>
    </style:style>
    <style:style style:name="T4" style:family="text">
      <style:text-properties officeooo:rsid="00117d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écification<text:span text:style-name="T2">s</text:span> fonctionnelles</text:p>
      <text:p text:style-name="P2"/>
      <text:p text:style-name="P3"/>
      <text:p text:style-name="P3">- Touches :</text:p>
      <text:p text:style-name="P3"/>
      <text:p text:style-name="P3">-4 Touches de direction (<text:span text:style-name="T1">Default : Z Q S D</text:span>)</text:p>
      <text:p text:style-name="P3">-1 Touche <text:span text:style-name="T1">utiliser Item</text:span> 1 (<text:span text:style-name="T1">Default : O</text:span>)</text:p>
      <text:p text:style-name="P4">-<text:span text:style-name="T1">1 Touche utiliser Item 2 (Default : P)</text:span></text:p>
      <text:p text:style-name="P5">-<text:span text:style-name="T2">1 Touche d’intéraction (Default : I)</text:span></text:p>
      <text:p text:style-name="P5">-<text:span text:style-name="T2">1 Touche d’inventaire (Default : E)</text:span></text:p>
      <text:p text:style-name="P3">-<text:span text:style-name="T1">1 Touche pour entrer dans les option / quitter le menu (ECHAP, non-modifiable)</text:span></text:p>
      <text:p text:style-name="P3">-<text:span text:style-name="T2">1 Touche de confirmation (ENTRER, non-modifiable)</text:span></text:p>
      <text:p text:style-name="P3"/>
      <text:p text:style-name="P3"><text:span text:style-name="T2">L</text:span>es touches sont configurables et leurs config est sauvegardée.</text:p>
      <text:p text:style-name="P3"/>
      <text:p text:style-name="P12">Tile specials :</text:p>
      <text:p text:style-name="P12"><text:tab/>-Cactus : Inflige des dégâts aux entités qui le touche</text:p>
      <text:p text:style-name="P3"/>
      <text:p text:style-name="P9">Terrains :</text:p>
      <text:p text:style-name="P9"><text:tab/>-Sable / Herbe : Terrains classiques, aucuns effets</text:p>
      <text:p text:style-name="P9"><text:tab/>-Glace : <text:s/>Fais glisser l’entité qui marche dessus (Dijkstra cherche à éviter)</text:p>
      <text:p text:style-name="P9"><text:tab/>-Pierre : <text:s/>Ralentit l’entité qui marche dessus (Dijkstra cherche à éviter)</text:p>
      <text:p text:style-name="P6"/>
      <text:p text:style-name="P6">Items : </text:p>
      <text:p text:style-name="P6"/>
      <text:p text:style-name="P6"><text:tab/><text:span text:style-name="T3">-Epées (cumulable): Agile mais moins puissante.</text:span></text:p>
      <text:p text:style-name="P6"/>
      <text:p text:style-name="P6"><text:tab/>-Arc <text:span text:style-name="T3">(non-cumulable) : Arme à distance degats moyens mais aucune attaque corps à corps + temps de réencochement de la flèche (ralentit vos déplacement).</text:span></text:p>
      <text:p text:style-name="P6"/>
      <text:p text:style-name="P6"><text:tab/>- <text:span text:style-name="T4">Ruby : Différents types de runys, certains en fond perdre !</text:span></text:p>
      <text:p text:style-name="P6"/>
      <text:p text:style-name="P7">Entitées :</text:p>
      <text:p text:style-name="P7"/>
      <text:p text:style-name="P7">-<text:span text:style-name="T4">Chests : 3 Types de coffres : Bois, Fer, Or, qui contiennent des Items plus ou moins préstigieux en fonction du coffre.</text:span></text:p>
      <text:p text:style-name="P7"/>
      <text:p text:style-name="P7">-<text:span text:style-name="T4">Entity TP : Téléporte l’entité qui entre en contact avec cette dernière.</text:span></text:p>
      <text:p text:style-name="P7"/>
      <text:p text:style-name="P7"><text:soft-page-break/>-<text:span text:style-name="T4">Projectile : Lancé par un arc il voyage dans le Entity pane et inflige des dégâts à l’entité qu’elle rencontrze si elle en rencontre une.</text:span></text:p>
      <text:p text:style-name="P7"/>
      <text:p text:style-name="P7">-<text:span text:style-name="T4">Boss : //TODO</text:span></text:p>
      <text:p text:style-name="P7"/>
      <text:p text:style-name="P7">- Zombie (Monster) : Fonctionne avec Dikjstra, attaque lorsqu’il est au corps à corps.</text:p>
      <text:p text:style-name="P7"/>
      <text:p text:style-name="P7">- Sheep (Friendly) : IA simple : essaye de s’aligner avec le jouer puis le charge. (ne fais pas de dégats mais pousse).</text:p>
      <text:p text:style-name="P7"/>
      <text:p text:style-name="P12">Sauvegardes : </text:p>
      <text:p text:style-name="P12"><text:tab/>Toutes nos sauvegardes sont faites avec le moins d’info possibles.</text:p>
      <text:p text:style-name="P12"/>
      <text:p text:style-name="P12">- Sauvegarde de l’assignation des touches :Réalisé avec une config préfaite pour charger la configuration par défaut. Sauvegardé dans option.cfg.</text:p>
      <text:p text:style-name="P12"/>
      <text:p text:style-name="P12">-Sauvegarde de la map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0:03:21.192305945</meta:creation-date>
    <dc:date>2018-06-15T11:01:34.326696726</dc:date>
    <meta:editing-duration>PT54M1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298" meta:character-count="1789" meta:non-whitespace-character-count="1510"/>
  </office:meta>
</office:document-meta>
</file>